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mysql -u s5d50 -p</text:p>
      <text:p text:style-name="Standard">2.show databases;</text:p>
      <text:p text:style-name="Standard">3.create database lib</text:p>
      <text:p text:style-name="Standard">4.use lib</text:p>
      <text:p text:style-name="Standard">5.reate table publisher(publisher_id int primary key,name varchar(30),addres varchar(30));</text:p>
      <text:p text:style-name="Standard">6.create table Author(author_id int primary key,name varchar(30),email varchar(30),ph_no int,status varchar(30));</text:p>
      <text:p text:style-name="Standard">7.create table Member(member_id int primary key,name varchar(30),branch_code int,roll_no int, email varchar(30),date_of_join date);</text:p>
      <text:p text:style-name="Standard">8.create table Book_issue(issue_id int primary key,date_of_issue date,book_id int,member_id int,foreign key(member_id) references Member(member_id),expected_date_of_return date);</text:p>
      <text:p text:style-name="Standard">9.create table Language(lang_id int primary key,name varchar(30));</text:p>
      <text:p text:style-name="Standard">0.create table Book(book_id int primary key,title varchar(30),language_id int,foreign key(language_id) references Language(lang_id),mrp int,publisher_id int,foreign key(publisher_id) references publisher(publisher_id),publishing_date date,volume int, status varchar(30));</text:p>
      <text:p text:style-name="Standard">1. create table Book_return(issue_id int primary key,foreign key(issue_id) references Book_issue(issue_id),actual_date_of_return date,late_days int,late_fee int);</text:p>
      <text:p text:style-name="Standard">2.alter table Book_issue add foreign key(book_id) references Book(book_id);</text:p>
      <text:p text:style-name="Standard">3.create table Late_fee_rule(from_days int,to_days int, amount int,primary</text:p>
      <text:p text:style-name="Standard">key(from_days,to_days,amount));</text:p>
      <text:p text:style-name="Standard">4.create table Book_Author(book_id int,author_id int,primary key(book_id,author_id),foreign key(book_id) references Book(book_id),foreign key(author_id) references Author(author_id));</text:p>
      <text:p text:style-name="Standard">5.show tables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1:46:45.633655944</meta:creation-date>
    <dc:date>2022-10-25T11:47:07.643112641</dc:date>
    <meta:editing-duration>PT22S</meta:editing-duration>
    <meta:editing-cycles>1</meta:editing-cycles>
    <meta:document-statistic meta:table-count="0" meta:image-count="0" meta:object-count="0" meta:page-count="1" meta:paragraph-count="16" meta:word-count="124" meta:character-count="1454" meta:non-whitespace-character-count="1346"/>
    <meta:generator>LibreOffice/6.4.7.2$Linux_X86_64 LibreOffice_project/40$Build-2</meta:generator>
  </office:meta>
</office:document-meta>
</file>